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Lucida Sans" svg:font-family="'Lucida Sans'" style:font-family-generic="swiss"/>
    <style:font-face style:name="Andale Sans UI" svg:font-family="'Andale Sans UI'"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language="en" fo:country="GB" style:font-name-complex="Calibri1"/>
    </style:style>
    <style:style style:name="P2" style:family="paragraph" style:parent-style-name="Standard_20__28_user_29_">
      <style:text-properties style:font-name="Calibri" fo:language="en" fo:country="GB" style:font-name-complex="Calibri1"/>
    </style:style>
    <style:style style:name="P3" style:family="paragraph" style:parent-style-name="Standard_20__28_user_29_">
      <style:text-properties style:font-name="Calibri" fo:language="en" fo:country="GB" fo:font-weight="bold" style:font-weight-asian="bold" style:font-name-complex="Calibri1" style:font-weight-complex="bold"/>
    </style:style>
    <style:style style:name="P4" style:family="paragraph" style:parent-style-name="Standard_20__28_user_29_" style:master-page-name="Standard">
      <style:paragraph-properties fo:text-align="center" style:justify-single-word="false" style:page-number="auto"/>
      <style:text-properties fo:color="#ff0000" style:font-name="Calibri" fo:font-size="24pt" fo:language="en" fo:country="GB" fo:font-weight="bold" style:font-size-asian="24pt" style:font-weight-asian="bold" style:font-name-complex="Calibri1" style:font-size-complex="24pt" style:font-weight-complex="bold"/>
    </style:style>
    <style:style style:name="P5" style:family="paragraph" style:parent-style-name="Standard_20__28_user_29_">
      <style:paragraph-properties fo:text-align="center" style:justify-single-word="false"/>
      <style:text-properties fo:color="#ff0000" style:font-name="Calibri" fo:font-size="24pt" fo:language="en" fo:country="GB" fo:font-weight="bold" style:font-size-asian="24pt" style:font-weight-asian="bold" style:font-name-complex="Calibri1" style:font-size-complex="24pt" style:font-weight-complex="bold"/>
    </style:style>
    <style:style style:name="P6" style:family="paragraph" style:parent-style-name="Standard_20__28_user_29_">
      <style:text-properties style:font-name="Calibri" fo:language="en" fo:country="GB" style:font-name-complex="Calibri1"/>
    </style:style>
    <style:style style:name="P7" style:family="paragraph" style:parent-style-name="Standard_20__28_user_29_" style:list-style-name="WWNum1">
      <style:text-properties style:font-name="Calibri" fo:language="en" fo:country="GB" style:font-name-complex="Calibri1"/>
    </style:style>
    <style:style style:name="P8" style:family="paragraph" style:parent-style-name="Standard_20__28_user_29_" style:list-style-name="WWNum2">
      <style:text-properties style:font-name="Calibri" fo:language="en" fo:country="GB" style:font-name-complex="Calibri1"/>
    </style:style>
    <style:style style:name="P9" style:family="paragraph" style:parent-style-name="Standard_20__28_user_29_">
      <style:text-properties style:font-name="Calibri" fo:language="en" fo:country="GB" fo:font-weight="bold" style:font-weight-asian="bold" style:font-name-complex="Calibri1" style:font-weight-complex="bold"/>
    </style:style>
    <style:style style:name="P10" style:family="paragraph" style:parent-style-name="Standard_20__28_user_29_" style:list-style-name="WWNum1"/>
    <style:style style:name="P11" style:family="paragraph" style:parent-style-name="Standard_20__28_user_29_" style:list-style-name="WWNum2"/>
    <style:style style:name="P12" style:family="paragraph" style:parent-style-name="Standard_20__28_user_29_">
      <style:paragraph-properties fo:break-before="page"/>
      <style:text-properties style:font-name="Calibri" fo:language="en" fo:country="GB" style:font-name-complex="Calibri1"/>
    </style:style>
    <style:style style:name="P13" style:family="paragraph" style:parent-style-name="Standard_20__28_user_29_">
      <style:paragraph-properties fo:break-before="page"/>
      <style:text-properties fo:color="#ff0000" style:font-name="Calibri" fo:font-size="16pt" fo:language="en" fo:country="GB" fo:font-weight="bold" style:font-size-asian="16pt" style:font-weight-asian="bold" style:font-name-complex="Calibri1" style:font-size-complex="16pt" style:font-weight-complex="bold"/>
    </style:style>
    <style:style style:name="P14" style:family="paragraph" style:parent-style-name="List_20_Paragraph" style:list-style-name="WWNum1"/>
    <style:style style:name="P15" style:family="paragraph">
      <loext:graphic-properties draw:fill="none"/>
      <style:paragraph-properties fo:text-align="start"/>
      <style:text-properties fo:font-size="18pt"/>
    </style:style>
    <style:style style:name="T1" style:family="text">
      <style:text-properties style:font-name="Calibri" fo:language="en" fo:country="GB" style:font-name-complex="Calibri1"/>
    </style:style>
    <style:style style:name="T2" style:family="text">
      <style:text-properties style:font-name="Calibri" fo:language="en" fo:country="GB" officeooo:rsid="00072d50" style:font-name-complex="Calibri1"/>
    </style:style>
    <style:style style:name="T3" style:family="text">
      <style:text-properties style:font-name="Calibri" fo:language="en" fo:country="GB" officeooo:rsid="000836c0" style:font-name-complex="Calibri1"/>
    </style:style>
    <style:style style:name="T4" style:family="text">
      <style:text-properties style:font-name="Calibri" fo:language="en" fo:country="GB" officeooo:rsid="0008bf04" style:font-name-complex="Calibri1"/>
    </style:style>
    <style:style style:name="T5" style:family="text">
      <style:text-properties style:font-name="Calibri" fo:language="en" fo:country="GB" officeooo:rsid="0009bee3" style:font-name-complex="Calibri1"/>
    </style:style>
    <style:style style:name="T6" style:family="text">
      <style:text-properties style:font-name="Calibri" fo:language="en" fo:country="GB" officeooo:rsid="000a5451" style:font-name-complex="Calibri1"/>
    </style:style>
    <style:style style:name="T7" style:family="text">
      <style:text-properties style:font-name="Calibri" fo:language="en" fo:country="GB" style:text-underline-style="solid" style:text-underline-width="auto" style:text-underline-color="font-color" fo:font-weight="bold" style:font-weight-asian="bold" style:font-name-complex="Calibri1"/>
    </style:style>
    <style:style style:name="T8" style:family="text">
      <style:text-properties style:font-name="Calibri" fo:language="en" fo:country="GB" style:text-underline-style="solid" style:text-underline-width="auto" style:text-underline-color="font-color" fo:font-weight="bold" style:font-weight-asian="bold" style:font-name-complex="Calibri1" style:font-weight-complex="bold"/>
    </style:style>
    <style:style style:name="T9" style:family="text">
      <style:text-properties style:font-name="Calibri" fo:language="en" fo:country="GB" style:text-underline-style="solid" style:text-underline-width="auto" style:text-underline-color="font-color" style:font-name-complex="Calibri1"/>
    </style:style>
    <style:style style:name="T10" style:family="text">
      <style:text-properties style:font-name="Calibri" fo:font-size="10pt" fo:language="en" fo:country="GB" fo:font-style="italic" fo:font-weight="bold" style:font-size-asian="10pt" style:font-style-asian="italic" style:font-weight-asian="bold" style:font-name-complex="Calibri1" style:font-size-complex="10pt"/>
    </style:style>
    <style:style style:name="T11" style:family="text">
      <style:text-properties fo:color="#c45911" style:font-name="Calibri" fo:language="en" fo:country="GB" style:font-name-complex="Calibri1"/>
    </style:style>
    <style:style style:name="T12" style:family="text">
      <style:text-properties fo:color="#538135" style:font-name="Calibri" fo:language="en" fo:country="GB" style:font-name-complex="Calibri1"/>
    </style:style>
    <style:style style:name="T13" style:family="text">
      <style:text-properties fo:color="#2e74b5" style:font-name="Calibri" fo:font-size="10pt" fo:language="en" fo:country="GB" fo:font-style="italic" fo:font-weight="bold" style:font-size-asian="10pt" style:font-style-asian="italic" style:font-weight-asian="bold" style:font-name-complex="Calibri1" style:font-size-complex="10pt"/>
    </style:style>
    <style:style style:name="T14" style:family="text">
      <style:text-properties style:use-window-font-color="true" style:font-name="Calibri" fo:language="en" fo:country="GB" style:font-name-complex="Calibri1"/>
    </style:style>
    <style:style style:name="gr1" style:family="graphic" style:parent-style-name="Frame">
      <style:graphic-properties draw:stroke="solid" svg:stroke-width="0.002cm" svg:stroke-color="#000000" draw:fill="none" draw:textarea-vertical-align="top" draw:auto-grow-height="true" fo:min-height="0cm" fo:min-width="0cm" fo:padding-top="0cm" fo:padding-bottom="0cm" fo:padding-left="0cm" fo:padding-right="0cm" fo:wrap-option="wrap" fo:margin-left="0.318cm" fo:margin-right="0.349cm" fo:margin-top="0cm" fo:margin-bottom="0.062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mpire Earth</text:p>
      <text:p text:style-name="P5">Hex editing guide</text:p>
      <text:p text:style-name="P2"/>
      <text:p text:style-name="P2">Want to edit the units, tech, graphic, etc. in Empire Earth, but you don't know what to do? Then this guide is for you!</text:p>
      <text:p text:style-name="P2">This guide will show you how to edit this game, but assume you already know how to use Hex editors with EE.</text:p>
      <text:p text:style-name="Standard_20__28_user_29_"><text:span text:style-name="T1">Especially, it require you to read the </text:span><text:a xlink:type="simple" xlink:href="http://ee.heavengames.com/downloads/showfile.php?fileid=3079" text:style-name="Internet_20_link" text:visited-style-name="Visited_20_Internet_20_Link"><text:span text:style-name="T1">Alfrqan</text:span></text:a><text:span text:style-name="T1">'s, </text:span><text:a xlink:type="simple" xlink:href="http://ee.heavengames.com/downloads/showfile.php?fileid=2451&amp;ci=ca29ad235e634e0439ddbafddafddadaYToxOntpOjA7YToyOntpOjA7czoxNDoiU2VhcmNoIFJlc3VsdHMiO2k6MTtzOjM1OiJsaXN0ZXIucGhwP3N0YXJ0PTAmYW1wO3NlYXJjaD1ndWlkZSI7fX0=" text:style-name="Internet_20_link" text:visited-style-name="Visited_20_Internet_20_Link"><text:span text:style-name="T1">JCFG</text:span></text:a><text:span text:style-name="T1">'s and </text:span><text:a xlink:type="simple" xlink:href="http://ee.heavengames.com/downloads/showfile.php?fileid=3081&amp;ci=ca29ad235e634e0439ddbafddafddadaYToxOntpOjA7YToyOntpOjA7czoxNDoiU2VhcmNoIFJlc3VsdHMiO2k6MTtzOjM1OiJsaXN0ZXIucGhwP3N0YXJ0PTAmYW1wO3NlYXJjaD1ndWlkZSI7fX0=" text:style-name="Internet_20_link" text:visited-style-name="Visited_20_Internet_20_Link"><text:span text:style-name="T1">BOOST15673</text:span></text:a><text:span text:style-name="T1">'s guides. I need to thank Alfrqan and JCFG for discovering many basic values in the db files (my work started from their results), and BOOST15673 for both discovering new values and grouping all other guides in his guide (after all, you could just read BOOST15673's guide, which include the other ones...).</text:span></text:p>
      <text:p text:style-name="P2"><draw:custom-shape text:anchor-type="paragraph" draw:z-index="1" draw:name="Cornice1" draw:style-name="gr1" draw:text-style-name="P15" svg:width="14.285cm" svg:height="0.817cm" svg:x="8.668cm" svg:y="0.711cm"><text:p text:style-name="Standard_20__28_user_29_"><text:span text:style-name="T14">Facts: until 2016 we didn't really know how much this game was modd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When you read the other guides, you’re ready to read this one.</text:p>
      <text:p text:style-name="P2"/>
      <text:p text:style-name="P2"/>
      <text:p text:style-name="P2"/>
      <text:p text:style-name="P2">Now, you know those dat files in EE are a real mess, with many hex values in that horrible format, so you can't just open them with a hex editor and expect to create a new "Cold war" epoch between "WW2" and "Modern".</text:p>
      <text:p text:style-name="Standard_20__28_user_29_"><text:span text:style-name="T1">You need a specific editor for EE to help you. There are few editors on the net, but I suggest you use my editor, which is the best one (sorry for my lack of modesty!): </text:span><text:a xlink:type="simple" xlink:href="http://ee.heavengames.com/cgi-bin/forums/display.cgi?action=ct&amp;f=3,38362,0,365" text:style-name="Internet_20_link" text:visited-style-name="Visited_20_Internet_20_Link"><text:span text:style-name="T1">Empire Earth – DB Editor</text:span></text:a><text:span text:style-name="T1">. This guide assume you use this editor from now on.</text:span></text:p>
      <text:p text:style-name="P2">This editor allows you to open many dat files and edit all values in integer/float/text formats instead of hex format (including the still unknown ones). It offers a simple graphic interface which allow you to find what you're looking for but retain some "hex" style, so you can easily switch between my editor and hex editor if you need.</text:p>
      <text:p text:style-name="P2"><draw:custom-shape text:anchor-type="paragraph" draw:z-index="0" draw:name="Cornice2" draw:style-name="gr1" draw:text-style-name="P15" svg:width="15.308cm" svg:height="0.817cm" svg:x="7.504cm" svg:y="0.222cm"><text:p text:style-name="Standard_20__28_user_29_"><text:span text:style-name="T14">Facts: Empire Earth – DB Editor is open source, and you can contribute to improve 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Before you continue: from now on, this guide will assume you read the Manual for Empire Earth – DB Editor and knows how to perform the basic actions described there.</text:p>
      <text:p text:style-name="P1"/>
      <text:p text:style-name="P12">You can now do many things, but let's first you need to know something more about the db files we're going to edit:</text:p>
      <text:p text:style-name="P2"/>
      <text:p text:style-name="P3">GENERAL:</text:p>
      <text:list xml:id="list1669626355" text:style-name="WWNum1">
        <text:list-item>
          <text:p text:style-name="P7">There are no values with length 3, 5 or the whole line. In the programming world numbers only use one of 1, 2, 4, 8 (and sometimes 16) bytes. Strings take a variable number of bytes (1 or 2 bytes for character, depending on the char encoding).<text:line-break/>EE only use boolean/integer (1 byte), integer (4 bytes), float (4 bytes) and string. There are no numbers with 2 or 8 bytes.</text:p>
        </text:list-item>
        <text:list-item>
          <text:p text:style-name="P10"><text:span text:style-name="T1">Be careful with float. Did you notice those values like 00 00 20 41, CC CC CC 3F or similar, which seems huge numbers?<text:line-break/>They are float numbers instead. They can't be read like integers as they use the </text:span><text:a xlink:type="simple" xlink:href="https://en.wikipedia.org/wiki/Single-precision_floating-point_format" text:style-name="Internet_20_link" text:visited-style-name="Visited_20_Internet_20_Link"><text:span text:style-name="Internet_20_link"><text:span text:style-name="T1">exponent + fraction format</text:span></text:span></text:a><text:span text:style-name="T1">, but with bytes in reverse order (like all values in these files). Maybe you remember: few years ago I discovered the Range was using an “odd exponent formula”... that's right! I was headbutting the edge of my table while trying to decode a float value </text:span><text:span text:style-name="T6">(I’m a disgrace...)</text:span><text:span text:style-name="T1">! Range, Area effect, Speed, etc... are all floats.</text:span></text:p>
        </text:list-item>
        <text:list-item>
          <text:p text:style-name="P7">If you read FF FF FF FF it's not a float value, but an integer instead: -1, which is often used by EE as "null" value for links (but sometimes it uses 0, or big number outside any range… someone was smoking good stuff while programming this game…).</text:p>
        </text:list-item>
        <text:list-item>
          <text:p text:style-name="P10"><text:span text:style-name="T1">The fields</text:span><text:span text:style-name="T11"> ID </text:span><text:span text:style-name="T1">and </text:span><text:span text:style-name="T11">Sequence Number</text:span><text:span text:style-name="T1"> must be </text:span><text:span text:style-name="T8">UNIQUE</text:span><text:span text:style-name="T1"> in the file. If you want to change them, ensure no other entry in the file is using that ID or Sequence Number. It seems Sequence Number must be sequential, while ID has no such limitation.</text:span></text:p>
        </text:list-item>
        <text:list-item>
          <text:p text:style-name="P7">Some entries have links: they point to other entries, sometimes in other files. A link contains simply the destination file and ID.</text:p>
        </text:list-item>
        <text:list-item>
          <text:p text:style-name="P10"><text:span text:style-name="T1">By default, the editor hides all undefined entries, which are all entries with a </text:span><text:span text:style-name="T7">negative</text:span><text:span text:style-name="T1"> ID and/or Sequence Number. These entries are ignored by the game, so you can safely alter these entries (and even turn them into valid entries by giving them a valid ID/Sequence number), BUT you must never touch the undefined entry at the top (if any). If the file contains an undefined entry at the top, usually that entry is used by the game as "default" or "null" and so it must not be touched. Pick any other undefined entry or create a new one (if allowed). If you can't create a new entry, then that file must have a fixed set of entries and you must not create/remove them (but you can still edit the existing ones).</text:span></text:p>
        </text:list-item>
        <text:list-item>
          <text:p text:style-name="P7">There are files which doesn't define an ID field, and their ID is simply the order they are defined in the file, which means you need to count the entries one by one to find their ID. Empire Earth – DB Editor will calculate these ID for you.</text:p>
        </text:list-item>
      </text:list>
      <text:p text:style-name="P2"/>
      <text:p text:style-name="P3">TECH TREE:</text:p>
      <text:list xml:id="list175016964678760" text:continue-numbering="true" text:style-name="WWNum1">
        <text:list-item>
          <text:p text:style-name="P14"><text:span text:style-name="T1">Many dat files define the field </text:span><text:span text:style-name="T11">Num. entries</text:span><text:span text:style-name="T1"> at the beginning of the file, followed by all entries of the file. <text:line-break/>dbtechree.dat instead is divided into group, one for each epoch: every group starts with its own counter </text:span><text:span text:style-name="T11">Num entries</text:span><text:span text:style-name="T1">, followed by the "Epoch tech" (</text:span><text:span text:style-name="T9">which is not included in the counter</text:span><text:span text:style-name="T1">), followed by all techs which belong to that epoch.<text:line-break/>So, there are 14 groups (15 in AOC), and they appear like this in the file:</text:span></text:p>
          <text:list>
            <text:list-item>
              <text:p text:style-name="P7">[Num. Paleo epoch techs], [Paleo epoch], [List of Paleo epoch techs], [Num. Stone epoch techs], [Stone epoch], [List of Stone epoch techs], [Num. copper epoch techs], …</text:p>
            </text:list-item>
          </text:list>
        </text:list-item>
        <text:list-item>
          <text:p text:style-name="P10"><text:span text:style-name="T1">Every epoch tech defines a range of 1000 valid IDs, starting from the value in </text:span><text:span text:style-name="T2">the field</text:span><text:span text:style-name="T1"> </text:span><text:span text:style-name="T11">(44) Epoch IDs</text:span><text:span text:style-name="T1">.<text:line-break/>All technologies which belong to this epoch must have an ID in this range, </text:span><text:span text:style-name="T7">else the game will crash</text:span><text:span text:style-name="T1">.</text:span></text:p>
          <text:list>
            <text:list-item>
              <text:p text:style-name="P10"><text:span text:style-name="T1">Example: Copper epoch has </text:span><text:span text:style-name="T11">Epoch IDs</text:span><text:span text:style-name="T1"> == </text:span><text:span text:style-name="T12">3000</text:span><text:span text:style-name="T1">, so all techs must have an ID in the range [3000, 3999].</text:span></text:p>
            </text:list-item>
          </text:list>
        </text:list-item>
        <text:list-item>
          <text:p text:style-name="P10"><text:span text:style-name="T1">Basing on the field </text:span><text:span text:style-name="T11">(23) Tech type</text:span><text:span text:style-name="T1">, a tech may create an object, upgrade a unit, improve your civilization, etc.<text:line-break/>When you research a tech of type </text:span><text:span text:style-name="T12">0 – Research</text:span><text:span text:style-name="T1">, it fires an event (dbEvents.dat), which contains a list of effects </text:span><text:span text:style-name="T3">(the improvements to your units/buildings/economy/civilization/etc)</text:span><text:span text:style-name="T1"> to execute (dbEffects.dat).<text:line-break/>Effects are elementary operations, like enable/disable tech, change button graphic, change an attribute, etc.…</text:span></text:p>
          <text:list>
            <text:list-item>
              <text:p text:style-name="P7">Example: an "upgrade" tech fire an event, which usually contains 4 effects:</text:p>
              <text:list>
                <text:list-item>
                  <text:p text:style-name="P7">effect: disable the old object's tech</text:p>
                </text:list-item>
                <text:list-item>
                  <text:p text:style-name="P7">effect: enable the new object's tech</text:p>
                </text:list-item>
                <text:list-item>
                  <text:p text:style-name="P10"><text:span text:style-name="T1">effect: replace old objects with new objects (upgrade all </text:span><text:span text:style-name="T5">your </text:span><text:span text:style-name="T1">alive objects on the map to the new version. The new objects will inherit all </text:span><text:span text:style-name="T4">the stats </text:span><text:span text:style-name="T1">upgrades and all changes made by other techs to the old objects)</text:span></text:p>
                </text:list-item>
                <text:list-item>
                  <text:p text:style-name="P7">effect: enable the next "upgrade" tech for this object (sometimes upgrades doesn't contain this effect)</text:p>
                </text:list-item>
              </text:list>
            </text:list-item>
          </text:list>
        </text:list-item>
      </text:list>
      <text:p text:style-name="P1"/>
      <text:p text:style-name="P13">Advanced actions:</text:p>
      <text:p text:style-name="Standard_20__28_user_29_"><text:span text:style-name="T10">Require: Base actions from the </text:span><text:span text:style-name="T13">Empire Earth - DB Editor Manual</text:span></text:p>
      <text:p text:style-name="P2"/>
      <text:p text:style-name="P3">Define an entry:</text:p>
      <text:p text:style-name="P2">You know how to add an entry, right? Well, if you want to "define" an entry, is another story.</text:p>
      <text:p text:style-name="Standard_20__28_user_29_"><text:span text:style-name="T1">First you need to add a new entry, or take an existing "undefined" entry and give it new </text:span><text:span text:style-name="T11">ID</text:span><text:span text:style-name="T1"> and </text:span><text:span text:style-name="T11">Sequence Number</text:span><text:span text:style-name="T1">.</text:span></text:p>
      <text:p text:style-name="P2">I suggest you reuse these entries so you won't further increase the file size (and some files seems to have a limit), but as I already said, you must never touch the undefined entry at the very top of the list (if any).</text:p>
      <text:p text:style-name="P2">Anyway, now you have an entry with default/invalid values.</text:p>
      <text:p text:style-name="Standard_20__28_user_29_"><text:span text:style-name="T1">Now: almost every entry (with very rare exceptions in few files) have a </text:span><text:span text:style-name="T11">Name</text:span><text:span text:style-name="T1">, </text:span><text:span text:style-name="T11">Sequence Number</text:span><text:span text:style-name="T1">, </text:span><text:span text:style-name="T11">ID</text:span><text:span text:style-name="T1">. The name is not really important: it's useful to you, but it's not used at all by the game, but the </text:span><text:span text:style-name="T11">Sequence Number</text:span><text:span text:style-name="T1"> and </text:span><text:span text:style-name="T11">ID</text:span><text:span text:style-name="T1"> must be unique in the file. When you create a new entry with the editor, it will automatically find and assign these 2 fields, but you can change the</text:span><text:bookmark text:name="_GoBack"/><text:span text:style-name="T1">m if you want.</text:span></text:p>
      <text:p text:style-name="P2">Finally assign all other fields (you can take inspiration from similar entries, if you don't know what to put there).</text:p>
      <text:p text:style-name="P3"/>
      <text:p text:style-name="P3">Create new Techs and Objects:</text:p>
      <text:p text:style-name="P2">This is a very difficult task: the procedure depends on what are you planning to create: upgrade, improvement or object?</text:p>
      <text:list xml:id="list3570072646" text:style-name="WWNum2">
        <text:list-item>
          <text:p text:style-name="P8">"Upgrade" technology (example: upgrade "Composite bow" to "Long bow"):</text:p>
          <text:list>
            <text:list-item>
              <text:p text:style-name="P8">Requirements:</text:p>
              <text:list>
                <text:list-item>
                  <text:p text:style-name="P8">A button entry for the upgrade tech (if the object has other upgrades, use the same button as those "upgrade techs")</text:p>
                </text:list-item>
                <text:list-item>
                  <text:p text:style-name="P8">The object and tech entries of the object to upgrade</text:p>
                </text:list-item>
                <text:list-item>
                  <text:p text:style-name="P8">The object and tech entries of the upgraded object</text:p>
                </text:list-item>
              </text:list>
            </text:list-item>
            <text:list-item>
              <text:p text:style-name="P8">Procedure:</text:p>
              <text:list>
                <text:list-item>
                  <text:p text:style-name="P11"><text:span text:style-name="T1">Create a new tech in the list and assign it </text:span><text:span text:style-name="T11">Name</text:span><text:span text:style-name="T1">, </text:span><text:span text:style-name="T11">ID</text:span><text:span text:style-name="T1">, </text:span><text:span text:style-name="T11">Sequence Number</text:span><text:span text:style-name="T1">, </text:span><text:span text:style-name="T11">Language ID</text:span><text:span text:style-name="T1">, </text:span><text:span text:style-name="T11">all resources costs</text:span><text:span text:style-name="T1">, </text:span><text:span text:style-name="T11">Build time</text:span><text:span text:style-name="T1">, </text:span><text:span text:style-name="T11">Starting Epoch</text:span><text:span text:style-name="T1"> and </text:span><text:span text:style-name="T11">Ending epochs</text:span><text:span text:style-name="T1"> (even if we're not sure Starting Epoch is used at all by the game...).</text:span></text:p>
                </text:list-item>
                <text:list-item>
                  <text:p text:style-name="P8">Assign the above button to the tech.</text:p>
                </text:list-item>
                <text:list-item>
                  <text:p text:style-name="P11"><text:span text:style-name="T1">Set </text:span><text:span text:style-name="T11">Is object?</text:span><text:span text:style-name="T1"> to </text:span><text:span text:style-name="T12">0</text:span><text:span text:style-name="T1"> and </text:span><text:span text:style-name="T11">Type of tech</text:span><text:span text:style-name="T1"> to </text:span><text:span text:style-name="T12">7: Upgrade class</text:span><text:span text:style-name="T1">. Copy the other NOT-Link fields from other similar techs.</text:span></text:p>
                </text:list-item>
                <text:list-item>
                  <text:p text:style-name="P11"><text:span text:style-name="T1">In </text:span><text:span text:style-name="T11">Build from object</text:span><text:span text:style-name="T1"> extra fields place the objects which will be able to research this tech. If you don't use the editor, you'll have to manually copy the last extra field to </text:span><text:span text:style-name="T11">Last build object</text:span><text:span text:style-name="T1">.</text:span></text:p>
                </text:list-item>
                <text:list-item>
                  <text:p text:style-name="P11"><text:span text:style-name="T1">Go to the tech of the upgraded object and go to the field </text:span><text:span text:style-name="T11">Unlocked by tech</text:span><text:span text:style-name="T1">. You must set this field to the tech you're creating. This ensure the new object won't become available unless you research this tech (or a trigger add it).</text:span></text:p>
                </text:list-item>
                <text:list-item>
                  <text:p text:style-name="P8">Now you need to create the tech's event and its effects.</text:p>
                  <text:list>
                    <text:list-item>
                      <text:p text:style-name="P8">Create/Define the effects "Disable tech", "Enable tech" and "Replace objects. There are tons of effects like these in the file, so if you don't know how, to create them, take inspiration from the other effects.</text:p>
                    </text:list-item>
                    <text:list-item>
                      <text:p text:style-name="P8">Create/Define an event, and add these 3 effects (the order doesn't really matter).</text:p>
                    </text:list-item>
                    <text:list-item>
                      <text:p text:style-name="P8">Assign the event to the tech.</text:p>
                    </text:list-item>
                  </text:list>
                </text:list-item>
                <text:list-item>
                  <text:p text:style-name="P8">Ensure the tech is enabled (toggle the buttons at the end like this: ON, OFF, ON, ON)</text:p>
                </text:list-item>
                <text:list-item>
                  <text:p text:style-name="P11"><text:span text:style-name="T1">Finally, open dbobjects.dat, find the object(s) which must research this tech and append the new tech in the list of fields </text:span><text:span text:style-name="T11">Can build tech</text:span><text:span text:style-name="T1"> at the end. The field </text:span><text:span text:style-name="T11">(224) Num. techs it can build</text:span><text:span text:style-name="T1"> is automatically updated by the editor. Without editor, you must update this field yourself.<text:line-break/></text:span></text:p>
                </text:list-item>
              </text:list>
            </text:list-item>
          </text:list>
        </text:list-item>
        <text:list-item>
          <text:p text:style-name="P8">"Improvements" technology (example: increase priest's range, +15% wood gather rate, ...):</text:p>
          <text:list>
            <text:list-item>
              <text:p text:style-name="P8">Very similar to the above one, except for few differences:</text:p>
              <text:list>
                <text:list-item>
                  <text:p text:style-name="P11"><text:span text:style-name="T11">Object ID</text:span><text:span text:style-name="T1"> is empty</text:span></text:p>
                </text:list-item>
                <text:list-item>
                  <text:p text:style-name="P8">There's no upgraded object</text:p>
                </text:list-item>
                <text:list-item>
                  <text:p text:style-name="P11"><text:span text:style-name="T11">Type of tech</text:span><text:span text:style-name="T1"> is </text:span><text:span text:style-name="T12">0</text:span></text:p>
                </text:list-item>
                <text:list-item>
                  <text:p text:style-name="P8">The effects are different (obviously!)<text:line-break/></text:p>
                </text:list-item>
              </text:list>
            </text:list-item>
          </text:list>
        </text:list-item>
        <text:list-item>
          <text:p text:style-name="P8">"Object" technology (example: the technology associated to the object Marine, which define its cost, build time, epoch, etc.…):</text:p>
          <text:list>
            <text:list-item>
              <text:p text:style-name="P8">Requirements:</text:p>
              <text:list>
                <text:list-item>
                  <text:p text:style-name="P8">All object/tech data (including graphic, sounds, gfx effects, language, button, etc...)</text:p>
                </text:list-item>
              </text:list>
            </text:list-item>
            <text:list-item>
              <text:p text:style-name="P8">Procedure:</text:p>
              <text:list>
                <text:list-item>
                  <text:p text:style-name="P11"><text:span text:style-name="T1">Create/Define a new object and assign the values: </text:span><text:span text:style-name="T11">Name</text:span><text:span text:style-name="T1">, </text:span><text:span text:style-name="T11">ID</text:span><text:span text:style-name="T1">, </text:span><text:span text:style-name="T11">Sequence Number</text:span><text:span text:style-name="T1">, </text:span><text:span text:style-name="T11">HP</text:span><text:span text:style-name="T1">, </text:span><text:span text:style-name="T11">Attack</text:span><text:span text:style-name="T1">, </text:span><text:span text:style-name="T11">all links</text:span><text:span text:style-name="T1">, etc.…</text:span></text:p>
                </text:list-item>
                <text:list-item>
                  <text:p text:style-name="P11"><text:span text:style-name="T1">Create/Define a new tech and assign the values: </text:span><text:span text:style-name="T11">Name</text:span><text:span text:style-name="T1">, </text:span><text:span text:style-name="T11">ID</text:span><text:span text:style-name="T1">, </text:span><text:span text:style-name="T11">Sequence Number</text:span><text:span text:style-name="T1">, </text:span><text:span text:style-name="T11">Costs</text:span><text:span text:style-name="T1">, </text:span><text:span text:style-name="T11">Build time</text:span><text:span text:style-name="T1">, </text:span><text:span text:style-name="T11">Epochs</text:span><text:span text:style-name="T1">, etc.…</text:span></text:p>
                  <text:list>
                    <text:list-item>
                      <text:p text:style-name="P8">You need to assign the Language ID in the dbObject.dat entry, not in the tech.</text:p>
                    </text:list-item>
                    <text:list-item>
                      <text:p text:style-name="P11"><text:span text:style-name="T1">Set </text:span><text:span text:style-name="T11">Is object</text:span><text:span text:style-name="T1"> to </text:span><text:span text:style-name="T12">1</text:span><text:span text:style-name="T1"> and </text:span><text:span text:style-name="T11">Type of tech</text:span><text:span text:style-name="T1"> to </text:span><text:span text:style-name="T12">1: Object</text:span><text:span text:style-name="T1">. Copy the other NOT-Link fields from other similar techs.</text:span></text:p>
                    </text:list-item>
                    <text:list-item>
                      <text:p text:style-name="P11"><text:span text:style-name="T1">Set </text:span><text:span text:style-name="T11">Object ID</text:span><text:span text:style-name="T1"> to the object you created above and set </text:span><text:span text:style-name="T11">Build from object</text:span><text:span text:style-name="T1"> and </text:span><text:span text:style-name="T11">Last build object</text:span><text:span text:style-name="T1"> to the objects (usually buildings) which will be able to create this object. If you use the editor, it will update </text:span><text:span text:style-name="T11">Last built object</text:span><text:span text:style-name="T1"> automatically.</text:span></text:p>
                    </text:list-item>
                  </text:list>
                </text:list-item>
                <text:list-item>
                  <text:p text:style-name="P11"><text:span text:style-name="T1">Return to dbObjects.dat, right click on </text:span><text:span text:style-name="T11">(225) Tech ID</text:span><text:span text:style-name="T1"> and refresh the list of techs. Now assign the tech in this field.</text:span></text:p>
                </text:list-item>
                <text:list-item>
                  <text:p text:style-name="P11"><text:span text:style-name="T1">Finally, open dbobjects.dat, find the object(s) which must research this tech and append the new tech in the list of fields </text:span><text:span text:style-name="T11">Can build tech</text:span><text:span text:style-name="T1"> at the end. The field </text:span><text:span text:style-name="T11">(224) Num. techs it can build</text:span><text:span text:style-name="T1"> is automatically updated by the editor. Without editor, you must update this field yourself.</text:span></text:p>
                </text:list-item>
                <text:list-item>
                  <text:p text:style-name="P8">If this object is an upgrade of another object (or vice versa), now you must follow the "Upgrade" procedur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Lucida Sans" svg:font-family="'Lucida Sans'" style:font-family-generic="swiss"/>
    <style:font-face style:name="Andale Sans UI" svg:font-family="'Andale Sans UI'"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rame_20_contents" style:display-name="Frame contents" style:family="paragraph" style:parent-style-name="Text_20_body_20__28_user_29_"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5cm" fo:page-height="35.999cm" style:num-format="1" style:print-orientation="portrait" fo:margin-top="1cm" fo:margin-bottom="1cm" fo:margin-left="1cm" fo:margin-right="1cm"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Forlini</meta:initial-creator>
    <dc:creator>Marco Forlini</dc:creator>
    <meta:editing-cycles>20</meta:editing-cycles>
    <meta:creation-date>2016-09-20T11:40:00</meta:creation-date>
    <dc:date>2018-03-18T17:14:17.237000000</dc:date>
    <meta:editing-duration>PT2H21M49S</meta:editing-duration>
    <meta:generator>LibreOffice/5.4.4.2$Windows_X86_64 LibreOffice_project/2524958677847fb3bb44820e40380acbe820f960</meta:generator>
    <meta:document-statistic meta:table-count="0" meta:image-count="0" meta:object-count="0" meta:page-count="3" meta:paragraph-count="78" meta:word-count="2009" meta:character-count="11000" meta:non-whitespace-character-count="9113"/>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